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text:span text:style-name="T1">lynch1964?</text:span>),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Arribas-Bel, and Singleto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2">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2">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2">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2">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2">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Dani Arribas-Bel, and Alex Singleton. 2019. “Understanding the Dynamics of Urban Areas of Interest Through Volunteered Geographic Information.” <text:span text:style-name="T2">Journal of Geographical Systems</text:span> 21: 89–109.</text:p></text:section>
<text:section text:name="ref-dembski2015"><text:p text:style-name="Text_20_body">Dembski, Sebastian. 2015. “Structure and Imagination of Changing Cities: Manchester, Liverpool and the Spatial in-Between.” <text:span text:style-name="T2">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2">Proceedings of the 3rd </text:span><text:span text:style-name="T2">Workshop</text:span><text:span text:style-name="T2"> on </text:span><text:span text:style-name="T2">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2">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2">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2">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2">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2">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2">Mental </text:span><text:span text:style-name="T2">Maps</text:span><text:span text:style-name="T2">.</text:span> Hoboken: Taylor and Francis.</text:p></text:section>
<text:section text:name="ref-hu2017"><text:p text:style-name="Text_20_body">Hu, Yingjie, Xinyue Ye, and Shih-Lung Shaw. 2017. “Extracting and Analyzing Semantic Relatedness Between Cities Using News Articles.” <text:span text:style-name="T2">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2">The </text:span><text:span text:style-name="T2">North-south Divide</text:span><text:span text:style-name="T2">: </text:span><text:span text:style-name="T2">The Origins</text:span><text:span text:style-name="T2"> of </text:span><text:span text:style-name="T2">Northern Consciousness</text:span><text:span text:style-name="T2"> in </text:span><text:span text:style-name="T2">England</text:span>. Manchester University Press.</text:p></text:section>
<text:section text:name="ref-kamalloo2018"><text:p text:style-name="Text_20_body">Kamalloo, Ehsan, and Davood Rafiei. 2018. “A Coherent Unsupervised Model for Toponym Resolution.” In <text:span text:style-name="T2">Proceedings of the 2018 </text:span><text:span text:style-name="T2">World Wide Web Conference</text:span><text:span text:style-name="T2"> on </text:span><text:span text:style-name="T2">World Wide Web</text:span><text:span text:style-name="T2"> - </text:span><text:span text:style-name="T2">WWW</text:span><text:span text:style-name="T2">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2">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2">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2">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2">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meijers2019"><text:p text:style-name="Text_20_body">Meijers, Evert, and Antoine Peris. 2019. “Using Toponym Co-Occurrences to Measure Relationships Between Places: Review, Application and Evaluation.” <text:span text:style-name="T2">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2">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2">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2">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2">Geographic </text:span><text:span text:style-name="T2">Information Retrieval</text:span><text:span text:style-name="T2">: </text:span><text:span text:style-name="T2">Progress</text:span><text:span text:style-name="T2"> and </text:span><text:span text:style-name="T2">Challenges</text:span><text:span text:style-name="T2"> in </text:span><text:span text:style-name="T2">Spatial Search</text:span><text:span text:style-name="T2"> of </text:span><text:span text:style-name="T2">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2">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2">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2">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2">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4-25T14:23:27Z</meta:creation-date>
    <dc:date>2024-04-25T14:23:27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